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loext:graphic-properties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P2" style:family="paragraph" style:parent-style-name="Header">
      <loext:graphic-properties draw:fill-hatch-name="hatch"/>
      <style:paragraph-properties fo:line-height="200%" fo:text-align="center" style:justify-single-word="false"/>
      <style:text-properties fo:font-weight="bold" officeooo:rsid="000f5543" officeooo:paragraph-rsid="000f5543" style:font-weight-asian="bold" style:font-weight-complex="bold"/>
    </style:style>
    <style:style style:name="P3" style:family="paragraph" style:parent-style-name="Standard" style:list-style-name="L2">
      <loext:graphic-properties draw:fill-gradient-name="gradient" draw:fill-hatch-name="hatch"/>
      <style:paragraph-properties fo:line-height="200%"/>
      <style:text-properties officeooo:paragraph-rsid="0012f53f"/>
    </style:style>
    <style:style style:name="P4" style:family="paragraph" style:parent-style-name="Standard" style:list-style-name="L1">
      <loext:graphic-properties draw:fill-gradient-name="gradient" draw:fill-hatch-name="hatch"/>
      <style:paragraph-properties fo:line-height="200%"/>
      <style:text-properties officeooo:rsid="00119522" officeooo:paragraph-rsid="00119522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line-height="200%" fo:text-indent="0in" style:auto-text-indent="true"/>
      <style:text-properties fo:font-size="11pt" officeooo:rsid="000c89e5" officeooo:paragraph-rsid="000f5543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line-height="200%" fo:text-indent="0in" style:auto-text-indent="true"/>
      <style:text-properties fo:font-size="11.5pt" officeooo:rsid="000c89e5" officeooo:paragraph-rsid="000f5543" style:font-size-asian="11.5pt" style:font-size-complex="11.5pt"/>
    </style:style>
    <style:style style:name="P7" style:family="paragraph" style:parent-style-name="Standard" style:list-style-name="L1">
      <loext:graphic-properties draw:fill-gradient-name="gradient" draw:fill-hatch-name="hatch"/>
      <style:paragraph-properties fo:line-height="200%"/>
      <style:text-properties fo:font-size="11.5pt" officeooo:paragraph-rsid="000f5543" style:font-size-asian="11.5pt" style:font-size-complex="11.5pt"/>
    </style:style>
    <style:style style:name="P8" style:family="paragraph" style:parent-style-name="Standard" style:list-style-name="L2">
      <loext:graphic-properties draw:fill-gradient-name="gradient" draw:fill-hatch-name="hatch"/>
      <style:paragraph-properties fo:line-height="200%"/>
      <style:text-properties fo:font-size="11.5pt" officeooo:paragraph-rsid="0012f53f" style:font-size-asian="11.5pt" style:font-size-complex="11.5pt"/>
    </style:style>
    <style:style style:name="P9" style:family="paragraph" style:parent-style-name="Standard" style:list-style-name="L1">
      <loext:graphic-properties draw:fill-gradient-name="gradient" draw:fill-hatch-name="hatch"/>
      <style:paragraph-properties fo:line-height="200%"/>
      <style:text-properties fo:font-size="11.5pt" officeooo:rsid="00130bd5" officeooo:paragraph-rsid="00130bd5" style:font-size-asian="11.5pt" style:font-size-complex="11.5pt"/>
    </style:style>
    <style:style style:name="P10" style:family="paragraph" style:parent-style-name="Standard" style:list-style-name="L1">
      <loext:graphic-properties draw:fill-gradient-name="gradient" draw:fill-hatch-name="hatch"/>
      <style:paragraph-properties fo:line-height="200%"/>
      <style:text-properties fo:font-size="11.5pt" officeooo:rsid="000f5543" officeooo:paragraph-rsid="000f5543" style:font-size-asian="11.5pt" style:font-size-complex="11.5pt"/>
    </style:style>
    <style:style style:name="P11" style:family="paragraph" style:parent-style-name="Standard" style:list-style-name="L1">
      <loext:graphic-properties draw:fill-gradient-name="gradient" draw:fill-hatch-name="hatch"/>
      <style:paragraph-properties fo:line-height="200%"/>
      <style:text-properties fo:font-size="11.5pt" officeooo:rsid="0012f53f" officeooo:paragraph-rsid="0012f53f" style:font-size-asian="11.5pt" style:font-size-complex="11.5pt"/>
    </style:style>
    <style:style style:name="P12" style:family="paragraph" style:parent-style-name="Standard">
      <loext:graphic-properties draw:fill-gradient-name="gradient" draw:fill-hatch-name="hatch"/>
      <style:paragraph-properties fo:line-height="200%"/>
      <style:text-properties fo:font-size="11.5pt" officeooo:rsid="0012f53f" officeooo:paragraph-rsid="0012f53f" style:font-size-asian="11.5pt" style:font-size-complex="11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5543" style:font-weight-asian="bold" style:font-weight-complex="bold"/>
    </style:style>
    <style:style style:name="T3" style:family="text">
      <style:text-properties fo:font-weight="bold" officeooo:rsid="0012f53f" style:font-weight-asian="bold" style:font-weight-complex="bold"/>
    </style:style>
    <style:style style:name="T4" style:family="text">
      <style:text-properties officeooo:rsid="000f5543"/>
    </style:style>
    <style:style style:name="T5" style:family="text">
      <style:text-properties officeooo:rsid="00101125"/>
    </style:style>
    <style:style style:name="T6" style:family="text">
      <style:text-properties officeooo:rsid="0012cae9"/>
    </style:style>
    <style:style style:name="T7" style:family="text">
      <style:text-properties fo:font-weight="normal" officeooo:rsid="0012f53f" style:font-weight-asian="normal" style:font-weight-complex="normal"/>
    </style:style>
    <style:style style:name="T8" style:family="text">
      <style:text-properties fo:font-weight="normal" officeooo:rsid="00130bd5" style:font-weight-asian="normal" style:font-weight-complex="normal"/>
    </style:style>
    <style:style style:name="T9" style:family="text">
      <style:text-properties officeooo:rsid="00130bd5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12cae9" style:font-size-asian="11pt" style:font-size-complex="11pt"/>
    </style:style>
    <style:style style:name="T12" style:family="text">
      <style:text-properties fo:font-size="11pt" officeooo:rsid="00130bd5" style:font-size-asian="11pt" style:font-size-complex="11pt"/>
    </style:style>
    <style:style style:name="T13" style:family="text">
      <style:text-properties fo:font-size="11pt" fo:font-weight="normal" officeooo:rsid="0012f53f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130bd5" style:font-size-asian="11pt" style:font-weight-asian="normal" style:font-size-complex="11pt" style:font-weight-complex="normal"/>
    </style:style>
    <style:style style:name="T15" style:family="text">
      <style:text-properties fo:font-size="11.5pt" style:font-size-asian="11.5pt" style:font-size-complex="11.5pt"/>
    </style:style>
    <style:style style:name="T16" style:family="text">
      <style:text-properties fo:font-size="11.5pt" officeooo:rsid="0012cae9" style:font-size-asian="11.5pt" style:font-size-complex="11.5pt"/>
    </style:style>
    <style:style style:name="T17" style:family="text">
      <style:text-properties fo:font-size="11.5pt" officeooo:rsid="00130bd5" style:font-size-asian="11.5pt" style:font-size-complex="11.5pt"/>
    </style:style>
    <style:style style:name="T18" style:family="text">
      <style:text-properties fo:font-size="11.5pt" fo:font-weight="normal" officeooo:rsid="0012f53f" style:font-size-asian="11.5pt" style:font-weight-asian="normal" style:font-size-complex="11.5pt" style:font-weight-complex="normal"/>
    </style:style>
    <style:style style:name="T19" style:family="text">
      <style:text-properties fo:font-size="11.5pt" fo:font-weight="normal" officeooo:rsid="00130bd5" style:font-size-asian="11.5pt" style:font-weight-asian="normal" style:font-size-complex="11.5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<text:span text:style-name="T4">You the </text:span><text:span text:style-name="T5">R</text:span><text:span text:style-name="T4">eader, know best what works for you: please use this book in any way that you see fit. </text:span><text:span text:style-name="T2">Here’s how I use 500 Daily Saxophone Etudes:</text:span></text:p>
      <text:list xml:id="list1687901818" text:style-name="L1">
        <text:list-item>
          <text:p text:style-name="P7"><text:span text:style-name="T4">I use a random number generator to generate 1 or more </text:span><text:span text:style-name="T5">random </text:span><text:span text:style-name="T4">numbers between 1 and 500. </text:span><text:span text:style-name="T5">The random numbers generated correspond to which etudes I’</text:span><text:span text:style-name="T9">ll</text:span><text:span text:style-name="T5"> play during that day’s practice session.</text:span></text:p>
        </text:list-item>
        <text:list-item>
          <text:p text:style-name="P9">During each day’s practice session, I usually practice long tones before I practice etudes.</text:p>
        </text:list-item>
        <text:list-item>
          <text:p text:style-name="P4"><text:span text:style-name="T15">Before I play a single note of an etude; I listen to it several times to internalize how it goes. </text:span><text:span text:style-name="T16">As I’m listening, I visually study the etude’s rhythms, and other sight-reading aspects of the etude. </text:span><text:span text:style-name="T15">At the top of each etude, there is the </text:span><text:span text:style-name="T16">MuseScore </text:span><text:span text:style-name="T15">URL where you can listen to </text:span><text:span text:style-name="T17">it</text:span><text:span text:style-name="T15">. </text:span><text:span text:style-name="T16">Every etude is also available for download on my GitHub page: </text:span><text:a xlink:type="simple" xlink:href="https://github.com/RexDjere/500_Daily_Saxophone_Etudes" text:style-name="Internet_20_link" text:visited-style-name="Visited_20_Internet_20_Link"><text:span text:style-name="T16">https://github.com/RexDjere/500_Daily_Saxophone_Etudes</text:span></text:a></text:p>
        </text:list-item>
        <text:list-item>
          <text:p text:style-name="P9">I use a timer to practice each etude for 20 minutes.</text:p>
        </text:list-item>
        <text:list-item>
          <text:p text:style-name="P10">I repeat this exercise every day.</text:p>
          <text:p text:style-name="P11"><text:span text:style-name="T1"/></text:p>
        </text:list-item>
      </text:list>
      <text:p text:style-name="P12"><text:span text:style-name="T1">Notes: </text:span></text:p>
      <text:list xml:id="list1615017566" text:style-name="L2">
        <text:list-item>
          <text:p text:style-name="P3"><text:span text:style-name="T18">In this interview, Michael Brecker endorses practicing etudes, and he says that the etudes that you practice tend to creep into your playing over time: </text:span><text:a xlink:type="simple" xlink:href="https://www.youtube.com/watch?v=hfgfo1cj_BQ" text:style-name="Internet_20_link" text:visited-style-name="Visited_20_Internet_20_Link"><text:span text:style-name="T18">https://www.youtube.com/watch?v=hfgfo1cj_BQ</text:span></text:a><text:span text:style-name="T18"> </text:span><text:span text:style-name="T19">(</text:span><text:span text:style-name="T18">or just search for “Michael Brecker 1996 Interview – Practicing “ on YouTube</text:span><text:span text:style-name="T19">)</text:span><text:span text:style-name="T18">.</text:span></text:p>
        </text:list-item>
        <text:list-item>
          <text:p text:style-name="P8"><text:span text:style-name="T7">In accordance with what Brecker says in the interview, I sometimes don’t play an etude all the way through; but I </text:span><text:span text:style-name="T8">always </text:span><text:span text:style-name="T7">work on </text:span><text:span text:style-name="T8">at least </text:span><text:span text:style-name="T7">parts of the etude for the entire 20 minute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MP2" style:family="paragraph" style:parent-style-name="Header">
      <loext:graphic-properties draw:fill-hatch-name="hatch"/>
      <style:paragraph-properties fo:line-height="200%" fo:text-align="center" style:justify-single-word="false"/>
      <style:text-properties fo:font-weight="bold" officeooo:rsid="000f5543" officeooo:paragraph-rsid="000f5543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00 Daily Saxophone Etudes</text:p>
        <text:p text:style-name="MP2">How to use this 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3-06-21T22:22:12.455204270</dc:date>
    <meta:editing-duration>PT33M19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246" meta:character-count="1425" meta:non-whitespace-character-count="1195"/>
  </office:meta>
</office:document-meta>
</file>